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officeooo:rsid="00004a07" officeooo:paragraph-rsid="00004a07"/>
    </style:style>
    <style:style style:name="P2" style:family="paragraph" style:parent-style-name="Standard">
      <style:paragraph-properties fo:margin-left="0in" fo:margin-right="0in" fo:text-indent="0in" style:auto-text-indent="false" style:writing-mode="lr-tb"/>
      <style:text-properties officeooo:rsid="00004a07" officeooo:paragraph-rsid="00004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IRS <text:s/>I Paid My Taxes I still Got More Papers Of Form Of Tax Fund I Don’t Know Why <text:s/></text:p>
      <text:p text:style-name="P2">But I was Letting You Know Take Care April 19, 2021 Tax Season D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9:49:56.218450508</meta:creation-date>
    <dc:date>2021-04-19T19:53:00.051133344</dc:date>
    <meta:editing-duration>PT3M3S</meta:editing-duration>
    <meta:editing-cycles>1</meta:editing-cycles>
    <meta:generator>LibreOfficeDev/5.3.3.2$Linux_X86_64 LibreOffice_project/</meta:generator>
    <meta:document-statistic meta:table-count="0" meta:image-count="0" meta:object-count="0" meta:page-count="1" meta:paragraph-count="2" meta:word-count="34" meta:character-count="156" meta:non-whitespace-character-count="121"/>
  </office:meta>
</office:document-meta>
</file>